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514000002F3B01D20DF.jpg" manifest:media-type="image/jpeg"/>
  <manifest:file-entry manifest:full-path="Pictures/10000201000001B8000000F403F692E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82cm" svg:height="6.887cm" svg:x="1.508cm" svg:y="7.321cm">
          <draw:image xlink:href="Pictures/10000201000001B8000000F403F692E0.png" xlink:type="simple" xlink:show="embed" xlink:actuate="onLoad">
            <text:p/>
          </draw:image>
        </draw:frame>
        <draw:frame draw:style-name="gr1" draw:text-style-name="P1" draw:layer="layout" svg:width="8.713cm" svg:height="3.795cm" svg:x="1.685cm" svg:y="3.032cm">
          <draw:image xlink:href="Pictures/1000000000000514000002F3B01D20DF.jpg" xlink:type="simple" xlink:show="embed" xlink:actuate="onLoad">
            <text:p/>
          </draw:image>
        </draw:frame>
        <draw:line draw:style-name="gr2" draw:text-style-name="P1" draw:layer="layout" svg:x1="13.319cm" svg:y1="8.366cm" svg:x2="13.319cm" svg:y2="3.794cm">
          <text:p/>
        </draw:line>
        <draw:frame draw:style-name="gr3" draw:layer="layout" svg:width="2.441cm" svg:height="0.962cm" svg:x="12.148cm" svg:y="8.674cm">
          <draw:text-box>
            <text:p>0.75 m</text:p>
          </draw:text-box>
        </draw:frame>
        <draw:frame draw:style-name="gr3" draw:layer="layout" svg:width="2.267cm" svg:height="0.962cm" svg:x="12.303cm" svg:y="2.651cm">
          <draw:text-box>
            <text:p>1.8 m </text:p>
          </draw:text-box>
        </draw:frame>
        <draw:frame draw:style-name="gr3" draw:layer="layout" svg:width="2.441cm" svg:height="0.962cm" svg:x="15.478cm" svg:y="5.572cm">
          <draw:text-box>
            <text:p>1.05 m</text:p>
          </draw:text-box>
        </draw:frame>
        <draw:frame draw:style-name="gr3" draw:layer="layout" svg:width="7.457cm" svg:height="0.962cm" svg:x="2.814cm" svg:y="15.659cm">
          <draw:text-box>
            <text:p>Change in energy = mgh</text:p>
          </draw:text-box>
        </draw:frame>
        <draw:frame draw:style-name="gr3" draw:layer="layout" svg:width="16.17cm" svg:height="0.962cm" svg:x="3.032cm" svg:y="17.764cm">
          <draw:text-box>
            <text:p>Change in energy = (20 kg)(9.8 m/s^2)(1.8 m) = 205.8 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0:48:06.755323733</meta:creation-date>
    <dc:date>2016-04-14T13:23:39.205710157</dc:date>
    <meta:editing-duration>PT2H34M2S</meta:editing-duration>
    <meta:editing-cycles>2</meta:editing-cycles>
    <meta:generator>LibreOffice/4.2.8.2$Linux_x86 LibreOffice_project/420m0$Build-2</meta:generator>
    <meta:document-statistic meta:object-count="8"/>
  </office:meta>
</office:document-meta>
</file>